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5cm" svg:stroke-color="#ff6600" draw:marker-start-width="1.055cm" draw:marker-end-width="1.055cm" draw:fill="none" draw:textarea-horizontal-align="center" draw:textarea-vertical-align="middle" fo:padding-top="0.25cm" fo:padding-bottom="0.25cm" fo:padding-left="0.375cm" fo:padding-right="0.375cm"/>
    </style:style>
    <style:style style:name="gr2" style:family="graphic" style:parent-style-name="Default_5f_1">
      <style:graphic-properties draw:fill-color="#999999" draw:opacity="50%" draw:textarea-horizontal-align="justify" draw:textarea-vertical-align="middle" draw:auto-grow-height="false" fo:min-height="0.104cm" fo:min-width="0cm" draw:shadow-opacity="50%"/>
    </style:style>
    <style:style style:name="gr3" style:family="graphic" style:parent-style-name="Default_5f_1">
      <style:graphic-properties draw:opacity="50%" draw:textarea-horizontal-align="justify" draw:textarea-vertical-align="middle" draw:auto-grow-height="false" fo:min-height="2.75cm" fo:min-width="1cm" draw:shadow-opacity="50%"/>
    </style:style>
    <style:style style:name="gr4" style:family="graphic" style:parent-style-name="Default_5f_1">
      <style:graphic-properties draw:fill-color="#6699cc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07cm" svg:stroke-color="#ff6600" draw:marker-start-width="0.53cm" draw:marker-end-width="0.53cm" draw:fill="none" draw:textarea-horizontal-align="center" draw:textarea-vertical-align="middle" fo:padding-top="0.16cm" fo:padding-bottom="0.16cm" fo:padding-left="0.285cm" fo:padding-right="0.285cm"/>
    </style:style>
    <style:style style:name="gr6" style:family="graphic" style:parent-style-name="Default_5f_1">
      <style:graphic-properties draw:fill-color="#999999" draw:opacity="50%" draw:textarea-horizontal-align="justify" draw:textarea-vertical-align="middle" draw:auto-grow-height="false" fo:min-height="0.252cm" fo:min-width="0cm" draw:shadow-opacity="50%"/>
    </style:style>
    <style:style style:name="gr7" style:family="graphic" style:parent-style-name="Default_5f_1">
      <style:graphic-properties draw:fill-color="#80808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width="0.05cm" draw:marker-start-width="0.45cm" draw:marker-end-width="0.45cm" draw:fill="none" draw:textarea-horizontal-align="justify" draw:textarea-vertical-align="middle" draw:auto-grow-height="false" fo:min-height="6.4cm" fo:min-width="4.85cm" fo:padding-top="0.15cm" fo:padding-bottom="0.15cm" fo:padding-left="0.275cm" fo:padding-right="0.275cm"/>
    </style:style>
    <style:style style:name="gr9" style:family="graphic" style:parent-style-name="Default_5f_1">
      <style:graphic-properties draw:fill-color="#eeeeee" draw:opacity="50%" draw:textarea-horizontal-align="justify" draw:textarea-vertical-align="middle" draw:auto-grow-height="false" fo:min-height="0.417cm" fo:min-width="1.405cm" draw:shadow-opacity="50%"/>
    </style:style>
    <style:style style:name="gr10" style:family="graphic" style:parent-style-name="Default_5f_1">
      <style:graphic-properties draw:stroke="none" draw:fill="none" fo:min-height="0.159cm"/>
    </style:style>
    <style:style style:name="gr11" style:family="graphic" style:parent-style-name="Default_5f_1">
      <style:graphic-properties draw:stroke="none" draw:fill="none" fo:min-height="0.158cm"/>
    </style:style>
    <style:style style:name="gr12" style:family="graphic" style:parent-style-name="Default_5f_1">
      <style:graphic-properties draw:fill-color="#ff8080" draw:opacity="50%" draw:textarea-horizontal-align="justify" draw:textarea-vertical-align="middle" draw:auto-grow-height="false" fo:min-height="0cm" fo:min-width="1.8cm" draw:shadow-opacity="50%"/>
    </style:style>
    <style:style style:name="gr13" style:family="graphic" style:parent-style-name="Default_5f_1">
      <style:graphic-properties draw:opacity="50%" draw:textarea-horizontal-align="justify" draw:textarea-vertical-align="middle" draw:auto-grow-height="false" fo:min-height="0.239cm" fo:min-width="0.225cm" draw:shadow-opacity="50%"/>
    </style:style>
    <style:style style:name="gr14" style:family="graphic" style:parent-style-name="Default_5f_1">
      <style:graphic-properties draw:opacity="50%" draw:textarea-horizontal-align="justify" draw:textarea-vertical-align="middle" draw:auto-grow-height="false" fo:min-height="0cm" fo:min-width="1cm" draw:shadow-opacity="50%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488cm" fo:min-width="10.814cm"/>
    </style:style>
    <style:style style:name="gr16" style:family="graphic" style:parent-style-name="standard">
      <style:graphic-properties svg:stroke-width="0.03cm" svg:stroke-color="#666666" draw:marker-start-width="0.395cm" draw:marker-end-width="0.395cm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7" style:family="graphic" style:parent-style-name="standard">
      <style:graphic-properties draw:stroke="none" svg:stroke-width="0.03cm" svg:stroke-color="#666666" draw:marker-start-width="0.395cm" draw:marker-end-width="0.395cm" draw:fill="solid" draw:fill-color="#666666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8" style:family="graphic" style:parent-style-name="objectwithoutfill">
      <style:graphic-properties svg:stroke-width="0.03cm" svg:stroke-color="#666666" draw:marker-start-width="0.395cm" draw:marker-end-width="0.395cm" draw:fill="solid" draw:fill-color="#666666" draw:textarea-horizontal-align="center" draw:textarea-vertical-align="middle" fo:padding-top="0cm" fo:padding-bottom="0.2cm" fo:padding-left="0cm" fo:padding-right="0cm"/>
    </style:style>
    <style:style style:name="gr19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-color="#ffcc00" draw:opacity="50%" draw:textarea-horizontal-align="justify" draw:textarea-vertical-align="middle" draw:auto-grow-height="false" fo:min-height="0cm" fo:min-width="0cm" draw:shadow="hidden" draw:shadow-opacity="50%"/>
    </style:style>
    <style:style style:name="gr21" style:family="graphic" style:parent-style-name="standard">
      <style:graphic-properties draw:fill-color="#ffcc00" draw:opacity="50%" draw:textarea-horizontal-align="justify" draw:textarea-vertical-align="middle" draw:auto-grow-height="false" fo:min-height="0cm" fo:min-width="0cm" draw:shadow-opacity="50%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cm" fo:min-width="0.066cm" fo:padding-top="0cm" fo:padding-bottom="0cm" fo:padding-left="0cm" fo:padding-right="0cm"/>
    </style:style>
    <style:style style:name="gr23" style:family="graphic" style:parent-style-name="objectwithoutfill">
      <style:graphic-properties svg:stroke-width="0.03cm" svg:stroke-color="#666666" draw:marker-start-width="0.391cm" draw:marker-end-width="0.391cm" draw:fill="none" draw:textarea-horizontal-align="center" draw:textarea-vertical-align="middle" fo:padding-top="0.141cm" fo:padding-bottom="0.141cm" fo:padding-left="0.266cm" fo:padding-right="0.266cm"/>
    </style:style>
    <style:style style:name="gr24" style:family="graphic" style:parent-style-name="objectwithoutfill">
      <style:graphic-properties svg:stroke-width="0.03cm" svg:stroke-color="#666666" draw:marker-start-width="0.395cm" draw:marker-end="Circle" draw:marker-end-width="0.08cm" draw:fill="solid" draw:fill-color="#666666" draw:textarea-horizontal-align="center" draw:textarea-vertical-align="middle" fo:padding-top="0cm" fo:padding-bottom="0.2cm" fo:padding-left="0cm" fo:padding-right="0cm"/>
    </style:style>
    <style:style style:name="gr25" style:family="graphic" style:parent-style-name="standard">
      <style:graphic-properties draw:fill-color="#3399ff" draw:opacity="50%" draw:textarea-horizontal-align="justify" draw:textarea-vertical-align="middle" draw:auto-grow-height="false" fo:min-height="0cm" fo:min-width="0cm" draw:shadow="hidden" draw:shadow-opacity="50%"/>
    </style:style>
    <style:style style:name="gr26" style:family="graphic" style:parent-style-name="standard">
      <style:graphic-properties draw:fill-color="#3399ff" draw:opacity="50%" draw:textarea-horizontal-align="justify" draw:textarea-vertical-align="middle" draw:auto-grow-height="false" fo:min-height="0cm" fo:min-width="0cm" draw:shadow-opacity="50%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cm" fo:min-width="0.036cm" fo:padding-top="0cm" fo:padding-bottom="0cm" fo:padding-left="0cm" fo:padding-right="0cm"/>
    </style:style>
    <style:style style:name="gr28" style:family="graphic" style:parent-style-name="objectwithoutfill">
      <style:graphic-properties svg:stroke-width="0.03cm" svg:stroke-color="#0000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draw:opacity="50%" draw:textarea-horizontal-align="justify" draw:textarea-vertical-align="middle" draw:auto-grow-height="false" fo:min-height="4.07cm" fo:min-width="1.35cm" draw:shadow-opacity="50%"/>
    </style:style>
    <style:style style:name="gr30" style:family="graphic" style:parent-style-name="standard">
      <style:graphic-properties draw:fill-color="#6699cc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textarea-horizontal-align="justify" draw:textarea-vertical-align="middle" draw:auto-grow-height="false" fo:min-height="0.296cm" fo:min-width="0.00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315cm" fo:padding-top="0cm" fo:padding-bottom="0cm" fo:padding-left="0cm" fo:padding-right="0cm"/>
    </style:style>
    <style:style style:name="gr3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71cm" fo:padding-top="0cm" fo:padding-bottom="0cm" fo:padding-left="0cm" fo:padding-right="0cm"/>
    </style:style>
    <style:style style:name="gr34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26cm" fo:padding-top="0cm" fo:padding-bottom="0cm" fo:padding-left="0cm" fo:padding-right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85cm" fo:padding-top="0cm" fo:padding-bottom="0cm" fo:padding-left="0cm" fo:padding-right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97cm" fo:padding-top="0cm" fo:padding-bottom="0cm" fo:padding-left="0cm" fo:padding-right="0cm"/>
    </style:style>
    <style:style style:name="gr3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207cm" fo:padding-top="0cm" fo:padding-bottom="0cm" fo:padding-left="0cm" fo:padding-right="0cm"/>
    </style:style>
    <style:style style:name="gr3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223cm" fo:padding-top="0cm" fo:padding-bottom="0cm" fo:padding-left="0cm" fo:padding-right="0cm"/>
    </style:style>
    <style:style style:name="gr3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79cm" fo:padding-top="0cm" fo:padding-bottom="0cm" fo:padding-left="0cm" fo:padding-right="0cm"/>
    </style:style>
    <style:style style:name="gr4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74cm" fo:padding-top="0cm" fo:padding-bottom="0cm" fo:padding-left="0cm" fo:padding-right="0cm"/>
    </style:style>
    <style:style style:name="gr4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97cm" fo:padding-top="0cm" fo:padding-bottom="0cm" fo:padding-left="0cm" fo:padding-right="0cm"/>
    </style:style>
    <style:style style:name="gr4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88cm" fo:padding-top="0cm" fo:padding-bottom="0cm" fo:padding-left="0cm" fo:padding-right="0cm"/>
    </style:style>
    <style:style style:name="gr43" style:family="graphic" style:parent-style-name="standard">
      <style:graphic-properties draw:fill-color="#999999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79cm" fo:min-width="0.87cm" fo:padding-top="0cm" fo:padding-bottom="0cm" fo:padding-left="0cm" fo:padding-right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999999" draw:opacity="50%"/>
      <style:paragraph-properties fo:text-align="center"/>
    </style:style>
    <style:style style:name="P3" style:family="paragraph">
      <loext:graphic-properties draw:opacity="50%"/>
      <style:paragraph-properties fo:text-align="center"/>
    </style:style>
    <style:style style:name="P4" style:family="paragraph">
      <loext:graphic-properties draw:fill-color="#6699cc"/>
      <style:paragraph-properties fo:text-align="center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loext:graphic-properties draw:fill-color="#eeeeee" draw:opacity="50%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/>
      <style:paragraph-properties fo:text-align="end"/>
    </style:style>
    <style:style style:name="P9" style:family="paragraph">
      <loext:graphic-properties draw:fill-color="#ff8080" draw:opacity="50%"/>
      <style:paragraph-properties fo:text-align="center"/>
    </style:style>
    <style:style style:name="P10" style:family="paragraph">
      <style:paragraph-properties fo:margin-top="0cm" fo:margin-bottom="0.2cm"/>
    </style:style>
    <style:style style:name="P11" style:family="paragraph">
      <loext:graphic-properties draw:fill="none" draw:fill-color="#ffffff"/>
      <style:paragraph-properties fo:margin-top="0cm" fo:margin-bottom="0.2cm"/>
      <style:text-properties style:font-name="Cantarell1" fo:font-size="12pt" style:font-size-asian="12pt" style:font-size-complex="12pt"/>
    </style:style>
    <style:style style:name="P12" style:family="paragraph">
      <loext:graphic-properties draw:fill="solid" draw:fill-color="#666666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-color="#666666"/>
      <style:paragraph-properties fo:text-align="center"/>
    </style:style>
    <style:style style:name="P15" style:family="paragraph">
      <loext:graphic-properties draw:fill-color="#ffcc00" draw:opacity="50%"/>
      <style:paragraph-properties fo:text-align="center"/>
    </style:style>
    <style:style style:name="P16" style:family="paragraph">
      <loext:graphic-properties draw:fill="none" draw:fill-color="#ffffff"/>
      <style:text-properties fo:font-size="3pt" style:font-size-asian="18pt" style:font-size-complex="18pt"/>
    </style:style>
    <style:style style:name="P17" style:family="paragraph">
      <loext:graphic-properties draw:fill-color="#3399ff" draw:opacity="50%"/>
      <style:paragraph-properties fo:text-align="center"/>
    </style:style>
    <style:style style:name="P18" style:family="paragraph">
      <loext:graphic-properties draw:fill="solid" draw:fill-color="#00cc00"/>
      <style:paragraph-properties fo:text-align="center"/>
    </style:style>
    <style:style style:name="P19" style:family="paragraph">
      <loext:graphic-properties draw:opacity="50%"/>
      <style:paragraph-properties fo:text-align="center"/>
      <style:text-properties fo:color="#004586" fo:font-size="4pt" style:font-size-asian="4pt" style:font-size-complex="4pt"/>
    </style:style>
    <style:style style:name="P20" style:family="paragraph">
      <loext:graphic-properties draw:fill-color="#6699cc"/>
      <style:paragraph-properties fo:text-align="center"/>
      <style:text-properties fo:color="#004586" fo:font-size="4pt" style:font-size-asian="4pt" style:font-size-complex="4pt"/>
    </style:style>
    <style:style style:name="P21" style:family="paragraph">
      <style:paragraph-properties fo:text-align="center"/>
      <style:text-properties fo:color="#004586" style:font-name="Cantarell1" fo:font-size="4pt" style:font-size-asian="4.40000009536743pt" style:font-size-complex="4.40000009536743pt"/>
    </style:style>
    <style:style style:name="P22" style:family="paragraph">
      <style:paragraph-properties fo:text-align="end">
        <style:tab-stops/>
      </style:paragraph-properties>
    </style:style>
    <style:style style:name="P23" style:family="paragraph">
      <loext:graphic-properties draw:fill="none" draw:fill-color="#ffffff"/>
      <style:paragraph-properties fo:text-align="end">
        <style:tab-stops/>
      </style:paragraph-properties>
      <style:text-properties fo:color="#0084d1" style:font-name="Cantarell1" fo:font-size="3pt" style:font-size-asian="4pt" style:font-size-complex="4pt"/>
    </style:style>
    <style:style style:name="P24" style:family="paragraph">
      <loext:graphic-properties draw:fill="none" draw:fill-color="#ffffff"/>
      <style:text-properties fo:color="#0084d1" style:font-name="Cantarell1" fo:font-size="3pt" style:font-size-asian="4pt" style:font-size-complex="4pt"/>
    </style:style>
    <style:style style:name="P25" style:family="paragraph">
      <loext:graphic-properties draw:fill-color="#999999"/>
      <style:paragraph-properties fo:text-align="center"/>
      <style:text-properties fo:color="#004586" fo:font-size="4pt" style:font-size-asian="4pt" style:font-size-complex="4pt"/>
    </style:style>
    <style:style style:name="P26" style:family="paragraph">
      <loext:graphic-properties draw:fill="none" draw:fill-color="#ffffff"/>
      <style:paragraph-properties fo:text-align="end">
        <style:tab-stops/>
      </style:paragraph-properties>
      <style:text-properties fo:color="#004586" style:font-name="Cantarell1" fo:font-size="4pt" style:font-size-asian="4pt" style:font-size-complex="4pt"/>
    </style:style>
    <style:style style:name="T1" style:family="text">
      <style:text-properties fo:color="#004586" fo:font-size="4pt" style:font-size-asian="4pt" style:font-size-complex="4pt"/>
    </style:style>
    <style:style style:name="T2" style:family="text">
      <style:text-properties style:font-name="Cantarell1" fo:font-size="11pt" fo:font-weight="bold" style:font-size-asian="12pt" style:font-weight-asian="bold" style:font-size-complex="12pt" style:font-weight-complex="bold"/>
    </style:style>
    <style:style style:name="T3" style:family="text">
      <style:text-properties style:font-name="Cantarell1" fo:font-size="10pt" style:font-size-asian="12pt" style:font-size-complex="12pt"/>
    </style:style>
    <style:style style:name="T4" style:family="text">
      <style:text-properties style:font-name="Cantarell1" fo:font-size="10pt" fo:font-style="italic" style:font-size-asian="12pt" style:font-style-asian="italic" style:font-size-complex="12pt" style:font-style-complex="italic"/>
    </style:style>
    <style:style style:name="T5" style:family="text">
      <style:text-properties fo:color="#333333" style:font-name="Cantarell1" fo:font-size="4pt" style:font-size-asian="18pt" style:font-size-complex="18pt"/>
    </style:style>
    <style:style style:name="T6" style:family="text">
      <style:text-properties fo:font-size="3pt" style:font-size-asian="18pt" style:font-size-complex="18pt"/>
    </style:style>
    <style:style style:name="T7" style:family="text">
      <style:text-properties fo:color="#004586" style:font-name="Cantarell1" fo:font-size="4pt" style:font-size-asian="4.40000009536743pt" style:font-size-complex="4.40000009536743pt"/>
    </style:style>
    <style:style style:name="T8" style:family="text">
      <style:text-properties fo:color="#0084d1" style:font-name="Cantarell1" fo:font-size="3pt" style:font-size-asian="4pt" style:font-size-complex="4pt"/>
    </style:style>
    <style:style style:name="T9" style:family="text">
      <style:text-properties fo:color="#004586" style:font-name="Cantarell1" fo:font-size="4pt" style:font-size-asian="4pt" style:font-size-complex="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coupures" svg:x1="12.424cm" svg:y1="12.699cm" svg:x2="16.168cm" svg:y2="12.693cm">
          <text:p/>
        </draw:line>
        <draw:custom-shape draw:style-name="gr2" draw:text-style-name="P2" draw:layer="acastillage" svg:width="0.5cm" svg:height="0.5cm" draw:transform="rotate (1.5707963267949) translate (14.53cm 14.7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acastillage" svg:width="0.5cm" svg:height="0.5cm" draw:transform="rotate (1.5707963267949) translate (14.54cm 8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composants" svg:width="1.5cm" svg:height="3cm" svg:x="12.145cm" svg:y="8.4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composants" svg:width="0.08cm" svg:height="0.08cm" svg:x="12.464cm" svg:y="8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composants" svg:width="0.08cm" svg:height="0.08cm" svg:x="12.717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composants" svg:width="0.08cm" svg:height="0.08cm" svg:x="12.971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composants" svg:width="0.08cm" svg:height="0.08cm" svg:x="13.224cm" svg:y="8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composants" svg:width="0.08cm" svg:height="0.08cm" svg:x="12.464cm" svg:y="8.8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composants" svg:width="0.08cm" svg:height="0.08cm" svg:x="12.717cm" svg:y="8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composants" svg:width="0.08cm" svg:height="0.08cm" svg:x="12.971cm" svg:y="8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composants" svg:width="0.08cm" svg:height="0.08cm" svg:x="13.224cm" svg:y="8.8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1" draw:layer="coupures" svg:x1="12.427cm" svg:y1="8.765cm" svg:x2="13.366cm" svg:y2="8.765cm">
          <text:p/>
        </draw:line>
        <draw:g>
          <draw:custom-shape draw:style-name="gr6" draw:text-style-name="P2" draw:layer="composants" svg:width="0.264cm" svg:height="0.502cm" draw:transform="rotate (1.5707963267949) translate (16.43cm 8.5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composants" svg:width="0.08cm" svg:height="0.08cm" draw:transform="rotate (1.5707963267949) translate (16.518cm 8.45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composants" svg:width="0.08cm" svg:height="0.08cm" draw:transform="rotate (1.5707963267949) translate (16.772cm 8.4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composants" svg:width="0.264cm" svg:height="0.502cm" draw:transform="rotate (1.5707963267949) translate (12.88cm 14.0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composants" svg:width="0.08cm" svg:height="0.08cm" draw:transform="rotate (1.5707963267949) translate (12.968cm 14.00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composants" svg:width="0.08cm" svg:height="0.08cm" draw:transform="rotate (1.5707963267949) translate (13.222cm 14.00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1" draw:layer="coupures" svg:x1="12.914cm" svg:y1="13.808cm" svg:x2="13.126cm" svg:y2="13.808cm">
          <text:p/>
        </draw:line>
        <draw:custom-shape draw:style-name="gr8" draw:text-style-name="P1" draw:layer="layout" svg:width="5.4cm" svg:height="6.7cm" svg:x="12.041cm" svg:y="8.226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coupures" svg:x1="12.412cm" svg:y1="9.794cm" svg:x2="13.351cm" svg:y2="9.794cm">
          <text:p/>
        </draw:line>
        <draw:line draw:style-name="gr1" draw:text-style-name="P1" draw:layer="coupures" svg:x1="12.378cm" svg:y1="11.444cm" svg:x2="16.122cm" svg:y2="11.438cm">
          <text:p/>
        </draw:line>
        <draw:line draw:style-name="gr5" draw:text-style-name="P1" draw:layer="coupures" svg:x1="15.967cm" svg:y1="9.16cm" svg:x2="16.906cm" svg:y2="9.16cm">
          <text:p/>
        </draw:line>
        <draw:line draw:style-name="gr5" draw:text-style-name="P1" draw:layer="coupures" svg:x1="15.725cm" svg:y1="10.424cm" svg:x2="16.42cm" svg:y2="10.424cm">
          <text:p/>
        </draw:line>
        <draw:g>
          <draw:custom-shape draw:style-name="gr9" draw:text-style-name="P6" draw:layer="composants" svg:width="1.905cm" svg:height="0.667cm" svg:x="15.089cm" svg:y="9.79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composants" svg:width="0.08cm" svg:height="0.08cm" svg:x="15.767cm" svg:y="10.1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composants" svg:width="0.08cm" svg:height="0.08cm" svg:x="16.02cm" svg:y="10.1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composants" svg:width="0.08cm" svg:height="0.08cm" svg:x="16.274cm" svg:y="10.1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8" draw:layer="composants" svg:width="0.815cm" svg:height="0.409cm" draw:transform="rotate (1.5707963267949) translate (16.124cm 10.874cm)">
            <draw:text-box>
              <text:p text:style-name="P7"><text:span text:style-name="T1">GND</text:span></text:p>
            </draw:text-box>
          </draw:frame>
          <draw:frame draw:style-name="gr10" draw:text-style-name="P8" draw:layer="composants" svg:width="0.815cm" svg:height="0.409cm" draw:transform="rotate (1.5707963267949) translate (15.853cm 10.874cm)">
            <draw:text-box>
              <text:p text:style-name="P7"><text:span text:style-name="T1">VCC</text:span></text:p>
            </draw:text-box>
          </draw:frame>
          <draw:frame draw:style-name="gr11" draw:text-style-name="P8" draw:layer="composants" svg:width="0.861cm" svg:height="0.408cm" draw:transform="rotate (1.5707963267949) translate (15.603cm 10.92cm)">
            <draw:text-box>
              <text:p text:style-name="P7"><text:span text:style-name="T1">DATA</text:span></text:p>
            </draw:text-box>
          </draw:frame>
          <draw:custom-shape draw:style-name="gr12" draw:text-style-name="P9" draw:layer="composants" svg:width="2.3cm" svg:height="0.133cm" svg:x="14.9cm" svg:y="10.46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3" draw:layer="composants" svg:width="0.725cm" svg:height="0.489cm" draw:transform="rotate (-3.14159265358979) translate (16.434cm 9.299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composants" svg:width="0.08cm" svg:height="0.08cm" draw:transform="rotate (-3.14159265358979) translate (16.838cm 8.96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composants" svg:width="0.08cm" svg:height="0.08cm" draw:transform="rotate (-3.14159265358979) translate (16.585cm 8.9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composants" svg:width="0.08cm" svg:height="0.08cm" draw:transform="rotate (-3.14159265358979) translate (16.331cm 8.9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composants" svg:width="0.08cm" svg:height="0.08cm" draw:transform="rotate (-3.14159265358979) translate (16.078cm 8.96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composants" svg:width="1.5cm" svg:height="0.111cm" draw:transform="rotate (-3.14159265358979) translate (17.157cm 9.41cm)">
            <text:p/>
            <draw:enhanced-geometry svg:viewBox="0 0 21600 21600" draw:type="rectangle" draw:enhanced-path="M 0 0 L 21600 0 21600 21600 0 21600 0 0 Z N"/>
          </draw:custom-shape>
          <draw:frame draw:style-name="gr10" draw:text-style-name="P8" draw:layer="composants" svg:width="0.815cm" svg:height="0.409cm" draw:transform="rotate (1.5707963267949) translate (16.351cm 9.617cm)">
            <draw:text-box>
              <text:p text:style-name="P7"><text:span text:style-name="T1">GND</text:span></text:p>
            </draw:text-box>
          </draw:frame>
          <draw:frame draw:style-name="gr10" draw:text-style-name="P8" draw:layer="composants" svg:width="0.815cm" svg:height="0.409cm" draw:transform="rotate (1.5707963267949) translate (16.61cm 9.617cm)">
            <draw:text-box>
              <text:p text:style-name="P7"><text:span text:style-name="T1">VCC</text:span></text:p>
            </draw:text-box>
          </draw:frame>
          <draw:frame draw:style-name="gr10" draw:text-style-name="P8" draw:layer="composants" svg:width="0.746cm" svg:height="0.409cm" draw:transform="rotate (1.5707963267949) translate (15.855cm 9.548cm)">
            <draw:text-box>
              <text:p text:style-name="P7"><text:span text:style-name="T1">AO</text:span></text:p>
            </draw:text-box>
          </draw:frame>
          <draw:frame draw:style-name="gr10" draw:text-style-name="P8" draw:layer="composants" svg:width="0.746cm" svg:height="0.409cm" draw:transform="rotate (1.5707963267949) translate (16.113cm 9.548cm)">
            <draw:text-box>
              <text:p text:style-name="P7"><text:span text:style-name="T1">DO</text:span></text:p>
            </draw:text-box>
          </draw:frame>
        </draw:g>
        <draw:frame draw:style-name="gr10" draw:text-style-name="P8" draw:layer="composants" svg:width="0.815cm" svg:height="0.409cm" draw:transform="rotate (1.5707963267949) translate (16.386cm 8.419cm)">
          <draw:text-box>
            <text:p text:style-name="P7"><text:span text:style-name="T1">GND</text:span></text:p>
          </draw:text-box>
        </draw:frame>
        <draw:frame draw:style-name="gr10" draw:text-style-name="P8" draw:layer="composants" svg:width="0.815cm" svg:height="0.409cm" draw:transform="rotate (1.5707963267949) translate (16.645cm 8.419cm)">
          <draw:text-box>
            <text:p text:style-name="P7"><text:span text:style-name="T1">VCC</text:span></text:p>
          </draw:text-box>
        </draw:frame>
        <draw:frame draw:style-name="gr15" draw:text-style-name="P11" draw:layer="layout" svg:width="11.314cm" svg:height="2.738cm" svg:x="17.386cm" svg:y="17.262cm">
          <draw:text-box>
            <text:p text:style-name="P10"><text:span text:style-name="T2">PCB v4</text:span></text:p>
            <text:p><text:span text:style-name="T3">mysCellar v6.0.2017</text:span></text:p>
            <text:p><text:span text:style-name="T3">Copyright @ 2015-2017 Pierre Wieser &lt;</text:span><text:span text:style-name="T3"><text:a xlink:href="mailto:pwieser@trychlos.org" xlink:type="simple">pwieser@trychlos.org</text:a></text:span><text:span text:style-name="T3">&gt;</text:span></text:p>
            <text:p><text:span text:style-name="T3"/></text:p>
            <text:p><text:span text:style-name="T4">Last updated on 2017-05-20</text:span></text:p>
          </draw:text-box>
        </draw:frame>
        <draw:g>
          <draw:custom-shape draw:style-name="gr16" draw:text-style-name="P1" draw:layer="composants" svg:width="0.25cm" svg:height="0.25cm" draw:transform="rotate (1.5707963267949) translate (13.401cm 14.34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2" draw:layer="composants" svg:width="0.09cm" svg:height="0.09cm" draw:transform="rotate (1.5707963267949) translate (13.481cm 14.0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2" draw:layer="composants" svg:width="0.09cm" svg:height="0.09cm" draw:transform="rotate (1.5707963267949) translate (13.481cm 14.2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2" draw:layer="composants" svg:x1="13.525cm" svg:y1="14.092cm" svg:x2="13.525cm" svg:y2="13.967cm">
            <text:p text:style-name="P13"><text:span text:style-name="T5">1k</text:span></text:p>
          </draw:line>
        </draw:g>
        <draw:line draw:style-name="gr5" draw:text-style-name="P1" draw:layer="coupures" svg:x1="13.42cm" svg:y1="14.088cm" svg:x2="13.632cm" svg:y2="14.088cm">
          <text:p/>
        </draw:line>
        <draw:g>
          <draw:custom-shape draw:style-name="gr19" draw:text-style-name="P14" draw:layer="composants" svg:width="0.08cm" svg:height="0.08cm" draw:transform="rotate (-3.14159265358979) translate (13.557cm 14.5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4" draw:layer="composants" svg:width="0.08cm" svg:height="0.08cm" draw:transform="rotate (-3.14159265358979) translate (13.051cm 14.5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0" draw:text-style-name="P15" draw:layer="composants" svg:width="0.26cm" svg:height="0.299cm" draw:transform="rotate (-3.14159265358979) translate (13.519cm 14.626cm)" svg:viewBox="0 0 261 300" svg:d="M261 253c-27 29-66 47-111 47-85 0-150-65-150-150s65-150 150-150c45 0 84 18 111 47z">
            <text:p/>
          </draw:path>
          <draw:custom-shape draw:style-name="gr21" draw:text-style-name="P15" draw:layer="composants" svg:width="0.225cm" svg:height="0.225cm" draw:transform="rotate (-3.14159265358979) translate (13.481cm 14.5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6" draw:layer="composants" svg:width="0.066cm" svg:height="0.12cm" draw:transform="rotate (-3.14159265358979) translate (13.549cm 14.627cm)">
            <draw:text-box>
              <text:p><text:span text:style-name="T6">+</text:span></text:p>
            </draw:text-box>
          </draw:frame>
          <draw:line draw:style-name="gr23" draw:text-style-name="P1" draw:layer="composants" svg:x1="13.042cm" svg:y1="14.478cm" svg:x2="13.266cm" svg:y2="14.478cm">
            <text:p/>
          </draw:line>
        </draw:g>
        <draw:g>
          <draw:custom-shape draw:style-name="gr16" draw:text-style-name="P1" draw:layer="composants" svg:width="0.25cm" svg:height="0.25cm" draw:transform="rotate (-1.5707963267949) translate (14.148cm 11.0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2" draw:layer="composants" svg:width="0.09cm" svg:height="0.09cm" draw:transform="rotate (-1.5707963267949) translate (14.068cm 11.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" draw:text-style-name="P12" draw:layer="composants" svg:x1="14.024cm" svg:y1="11.314cm" svg:x2="14.024cm" svg:y2="11.724cm">
            <text:p text:style-name="P13"><text:span text:style-name="T5">1k</text:span></text:p>
          </draw:line>
        </draw:g>
        <draw:g>
          <draw:custom-shape draw:style-name="gr16" draw:text-style-name="P1" draw:layer="composants" svg:width="0.25cm" svg:height="0.25cm" draw:transform="rotate (-1.5707963267949) translate (14.408cm 11.0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2" draw:layer="composants" svg:width="0.09cm" svg:height="0.09cm" draw:transform="rotate (-1.5707963267949) translate (14.328cm 11.14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" draw:text-style-name="P12" draw:layer="composants" svg:x1="14.284cm" svg:y1="11.317cm" svg:x2="14.284cm" svg:y2="11.727cm">
            <text:p text:style-name="P13"><text:span text:style-name="T5">1k</text:span></text:p>
          </draw:line>
        </draw:g>
        <draw:g>
          <draw:custom-shape draw:style-name="gr19" draw:text-style-name="P14" draw:layer="composants" svg:width="0.08cm" svg:height="0.08cm" draw:transform="rotate (1.5707963267949) translate (14.238cm 10.9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4" draw:layer="composants" svg:width="0.08cm" svg:height="0.08cm" draw:transform="rotate (1.5707963267949) translate (14.235cm 10.46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0" draw:text-style-name="P15" draw:layer="composants" svg:width="0.26cm" svg:height="0.299cm" draw:transform="rotate (1.5707963267949) translate (14.128cm 10.934cm)" svg:viewBox="0 0 261 300" svg:d="M261 253c-27 29-66 47-111 47-85 0-150-65-150-150s65-150 150-150c45 0 84 18 111 47z">
            <text:p/>
          </draw:path>
          <draw:custom-shape draw:style-name="gr21" draw:text-style-name="P15" draw:layer="composants" svg:width="0.225cm" svg:height="0.225cm" draw:transform="rotate (1.5707963267949) translate (14.166cm 10.8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6" draw:layer="composants" svg:width="0.066cm" svg:height="0.12cm" draw:transform="rotate (1.5707963267949) translate (14.127cm 10.964cm)">
            <draw:text-box>
              <text:p><text:span text:style-name="T6">+</text:span></text:p>
            </draw:text-box>
          </draw:frame>
          <draw:line draw:style-name="gr23" draw:text-style-name="P1" draw:layer="composants" svg:x1="14.276cm" svg:y1="10.457cm" svg:x2="14.276cm" svg:y2="10.681cm">
            <text:p/>
          </draw:line>
        </draw:g>
        <draw:line draw:style-name="gr5" draw:text-style-name="P1" draw:layer="coupures" svg:x1="13.917cm" svg:y1="10.796cm" svg:x2="14.412cm" svg:y2="10.796cm">
          <text:p/>
        </draw:line>
        <draw:g>
          <draw:custom-shape draw:style-name="gr19" draw:text-style-name="P14" draw:layer="composants" svg:width="0.08cm" svg:height="0.08cm" draw:transform="rotate (1.5707963267949) translate (13.986cm 10.9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4" draw:layer="composants" svg:width="0.08cm" svg:height="0.08cm" draw:transform="rotate (1.5707963267949) translate (13.986cm 10.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5" draw:text-style-name="P17" draw:layer="composants" svg:width="0.26cm" svg:height="0.299cm" draw:transform="rotate (1.5707963267949) translate (13.876cm 10.937cm)" svg:viewBox="0 0 261 300" svg:d="M261 253c-27 29-66 47-111 47-85 0-150-65-150-150s65-150 150-150c45 0 84 18 111 47z">
            <text:p/>
          </draw:path>
          <draw:custom-shape draw:style-name="gr26" draw:text-style-name="P17" draw:layer="composants" svg:width="0.225cm" svg:height="0.225cm" draw:transform="rotate (1.5707963267949) translate (13.914cm 10.8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6" draw:layer="composants" svg:width="0.066cm" svg:height="0.12cm" draw:transform="rotate (1.5707963267949) translate (13.875cm 10.967cm)">
            <draw:text-box>
              <text:p><text:span text:style-name="T6">+</text:span></text:p>
            </draw:text-box>
          </draw:frame>
          <draw:frame draw:style-name="gr27" draw:text-style-name="P16" draw:layer="composants" svg:width="0.036cm" svg:height="0.12cm" draw:transform="rotate (1.5707963267949) translate (14.027cm 10.666cm)">
            <draw:text-box>
              <text:p><text:span text:style-name="T6">-</text:span></text:p>
            </draw:text-box>
          </draw:frame>
        </draw:g>
        <draw:line draw:style-name="gr28" draw:text-style-name="P18" draw:layer="straps" svg:x1="15.296cm" svg:y1="11.733cm" svg:x2="15.296cm" svg:y2="11.152cm">
          <text:p/>
        </draw:line>
        <draw:g>
          <draw:path draw:style-name="gr29" draw:text-style-name="P19" draw:layer="composants" svg:width="4.319cm" svg:height="1.849cm" svg:x="12.093cm" svg:y="11.764cm" svg:viewBox="0 0 4320 1850" svg:d="M4079 156c0 65 50 115 115 115s115-50 115-115-50-115-115-115-115 50-115 115zM4073 1682c0 65 50 115 115 115s115-50 115-115-50-115-115-115-115 50-115 115zM29 162c0 65 50 115 115 115s115-50 115-115-50-115-115-115-115 50-115 115zM21 1685c0 65 50 115 115 115s115-50 115-115-50-115-115-115-115 50-115 115zM4320 1850h-4320v-1850h4320z">
            <text:p/>
          </draw:path>
          <draw:custom-shape draw:style-name="gr30" draw:text-style-name="P20" draw:layer="composants" svg:width="0.08cm" svg:height="0.08cm" draw:transform="rotate (1.5707963267949) translate (12.461cm 13.4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2.715cm 13.4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2.969cm 13.4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3.224cm 13.4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3.478cm 13.4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3.732cm 13.4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3.986cm 13.4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4.24cm 13.4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4.495cm 13.4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4.749cm 13.4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5.003cm 13.4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5.257cm 13.4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5.512cm 13.4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5.766cm 13.4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6.018cm 13.4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2.456cm 11.9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2.71cm 11.9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2.964cm 11.9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3.219cm 11.9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3.473cm 11.9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3.727cm 11.9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3.981cm 11.9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4.235cm 11.9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4.49cm 11.9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4.744cm 11.9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4.998cm 11.9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5.252cm 11.9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5.507cm 11.9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5.761cm 11.9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composants" svg:width="0.08cm" svg:height="0.08cm" draw:transform="rotate (1.5707963267949) translate (16.013cm 11.9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1" draw:layer="composants" svg:width="0.507cm" svg:height="0.546cm" draw:transform="rotate (1.5707963267949) translate (11.949cm 12.94cm)">
            <text:p text:style-name="P13"><text:span text:style-name="T7">USB</text:span></text:p>
            <draw:enhanced-geometry svg:viewBox="0 0 21600 21600" draw:type="rectangle" draw:enhanced-path="M 0 0 L 21600 0 21600 21600 0 21600 0 0 Z N"/>
          </draw:custom-shape>
          <draw:frame draw:style-name="gr32" draw:text-style-name="P23" draw:layer="composants" svg:width="0.315cm" svg:height="0.158cm" draw:transform="rotate (-1.5707963267949) translate (15.369cm 12.009cm)">
            <draw:text-box>
              <text:p text:style-name="P22"><text:span text:style-name="T8">GND</text:span></text:p>
            </draw:text-box>
          </draw:frame>
          <draw:frame draw:style-name="gr33" draw:text-style-name="P24" draw:layer="composants" svg:width="0.171cm" svg:height="0.158cm" draw:transform="rotate (-1.5707963267949) translate (13.334cm 13.174cm)">
            <draw:text-box>
              <text:p><text:span text:style-name="T8">A0</text:span></text:p>
            </draw:text-box>
          </draw:frame>
          <draw:frame draw:style-name="gr34" draw:text-style-name="P24" draw:layer="composants" svg:width="0.26cm" svg:height="0.158cm" draw:transform="rotate (-1.5707963267949) translate (15.886cm 13.086cm)">
            <draw:text-box>
              <text:p><text:span text:style-name="T8">GND</text:span></text:p>
            </draw:text-box>
          </draw:frame>
          <draw:frame draw:style-name="gr32" draw:text-style-name="P23" draw:layer="composants" svg:width="0.315cm" svg:height="0.158cm" draw:transform="rotate (-1.5707963267949) translate (16.126cm 12.009cm)">
            <draw:text-box>
              <text:p text:style-name="P22"><text:span text:style-name="T8">TX1</text:span></text:p>
            </draw:text-box>
          </draw:frame>
          <draw:frame draw:style-name="gr32" draw:text-style-name="P23" draw:layer="composants" svg:width="0.315cm" svg:height="0.158cm" draw:transform="rotate (-1.5707963267949) translate (15.879cm 12.009cm)">
            <draw:text-box>
              <text:p text:style-name="P22"><text:span text:style-name="T8">RX0</text:span></text:p>
            </draw:text-box>
          </draw:frame>
          <draw:frame draw:style-name="gr32" draw:text-style-name="P23" draw:layer="composants" svg:width="0.315cm" svg:height="0.158cm" draw:transform="rotate (-1.5707963267949) translate (15.63cm 12.009cm)">
            <draw:text-box>
              <text:p text:style-name="P22"><text:span text:style-name="T8">RST</text:span></text:p>
            </draw:text-box>
          </draw:frame>
          <draw:frame draw:style-name="gr35" draw:text-style-name="P23" draw:layer="composants" svg:width="0.185cm" svg:height="0.158cm" draw:transform="rotate (-1.5707963267949) translate (15.122cm 12.009cm)">
            <draw:text-box>
              <text:p text:style-name="P22"><text:span text:style-name="T8">D2</text:span></text:p>
            </draw:text-box>
          </draw:frame>
          <draw:frame draw:style-name="gr35" draw:text-style-name="P23" draw:layer="composants" svg:width="0.185cm" svg:height="0.158cm" draw:transform="rotate (-1.5707963267949) translate (14.874cm 12.009cm)">
            <draw:text-box>
              <text:p text:style-name="P22"><text:span text:style-name="T8">D3</text:span></text:p>
            </draw:text-box>
          </draw:frame>
          <draw:frame draw:style-name="gr35" draw:text-style-name="P23" draw:layer="composants" svg:width="0.185cm" svg:height="0.158cm" draw:transform="rotate (-1.5707963267949) translate (14.617cm 12.009cm)">
            <draw:text-box>
              <text:p text:style-name="P22"><text:span text:style-name="T8">D4</text:span></text:p>
            </draw:text-box>
          </draw:frame>
          <draw:frame draw:style-name="gr35" draw:text-style-name="P23" draw:layer="composants" svg:width="0.185cm" svg:height="0.158cm" draw:transform="rotate (-1.5707963267949) translate (14.363cm 12.009cm)">
            <draw:text-box>
              <text:p text:style-name="P22"><text:span text:style-name="T8">D5</text:span></text:p>
            </draw:text-box>
          </draw:frame>
          <draw:frame draw:style-name="gr35" draw:text-style-name="P23" draw:layer="composants" svg:width="0.185cm" svg:height="0.158cm" draw:transform="rotate (-1.5707963267949) translate (14.115cm 12.009cm)">
            <draw:text-box>
              <text:p text:style-name="P22"><text:span text:style-name="T8">D6</text:span></text:p>
            </draw:text-box>
          </draw:frame>
          <draw:frame draw:style-name="gr35" draw:text-style-name="P23" draw:layer="composants" svg:width="0.185cm" svg:height="0.158cm" draw:transform="rotate (-1.5707963267949) translate (13.854cm 12.009cm)">
            <draw:text-box>
              <text:p text:style-name="P22"><text:span text:style-name="T8">D7</text:span></text:p>
            </draw:text-box>
          </draw:frame>
          <draw:frame draw:style-name="gr35" draw:text-style-name="P23" draw:layer="composants" svg:width="0.185cm" svg:height="0.158cm" draw:transform="rotate (-1.5707963267949) translate (13.603cm 12.009cm)">
            <draw:text-box>
              <text:p text:style-name="P22"><text:span text:style-name="T8">D8</text:span></text:p>
            </draw:text-box>
          </draw:frame>
          <draw:frame draw:style-name="gr35" draw:text-style-name="P23" draw:layer="composants" svg:width="0.185cm" svg:height="0.158cm" draw:transform="rotate (-1.5707963267949) translate (13.345cm 12.009cm)">
            <draw:text-box>
              <text:p text:style-name="P22"><text:span text:style-name="T8">D9</text:span></text:p>
            </draw:text-box>
          </draw:frame>
          <draw:frame draw:style-name="gr36" draw:text-style-name="P23" draw:layer="composants" svg:width="0.197cm" svg:height="0.158cm" draw:transform="rotate (-1.5707963267949) translate (13.09cm 12.009cm)">
            <draw:text-box>
              <text:p text:style-name="P22"><text:span text:style-name="T8">D10</text:span></text:p>
            </draw:text-box>
          </draw:frame>
          <draw:frame draw:style-name="gr36" draw:text-style-name="P23" draw:layer="composants" svg:width="0.197cm" svg:height="0.158cm" draw:transform="rotate (-1.5707963267949) translate (12.832cm 12.009cm)">
            <draw:text-box>
              <text:p text:style-name="P22"><text:span text:style-name="T8">D11</text:span></text:p>
            </draw:text-box>
          </draw:frame>
          <draw:frame draw:style-name="gr36" draw:text-style-name="P23" draw:layer="composants" svg:width="0.197cm" svg:height="0.158cm" draw:transform="rotate (-1.5707963267949) translate (12.578cm 12.009cm)">
            <draw:text-box>
              <text:p text:style-name="P22"><text:span text:style-name="T8">D12</text:span></text:p>
            </draw:text-box>
          </draw:frame>
          <draw:frame draw:style-name="gr37" draw:text-style-name="P24" draw:layer="composants" svg:width="0.207cm" svg:height="0.158cm" draw:transform="rotate (-1.5707963267949) translate (16.125cm 13.138cm)">
            <draw:text-box>
              <text:p><text:span text:style-name="T8">VIN</text:span></text:p>
            </draw:text-box>
          </draw:frame>
          <draw:frame draw:style-name="gr38" draw:text-style-name="P24" draw:layer="composants" svg:width="0.223cm" svg:height="0.158cm" draw:transform="rotate (-1.5707963267949) translate (15.622cm 13.122cm)">
            <draw:text-box>
              <text:p><text:span text:style-name="T8">RST</text:span></text:p>
            </draw:text-box>
          </draw:frame>
          <draw:frame draw:style-name="gr39" draw:text-style-name="P24" draw:layer="composants" svg:width="0.179cm" svg:height="0.158cm" draw:transform="rotate (-1.5707963267949) translate (15.38cm 13.166cm)">
            <draw:text-box>
              <text:p><text:span text:style-name="T8">5V</text:span></text:p>
            </draw:text-box>
          </draw:frame>
          <draw:frame draw:style-name="gr40" draw:text-style-name="P24" draw:layer="composants" svg:width="0.174cm" svg:height="0.158cm" draw:transform="rotate (-1.5707963267949) translate (15.125cm 13.172cm)">
            <draw:text-box>
              <text:p><text:span text:style-name="T8">A7</text:span></text:p>
            </draw:text-box>
          </draw:frame>
          <draw:frame draw:style-name="gr40" draw:text-style-name="P24" draw:layer="composants" svg:width="0.174cm" svg:height="0.158cm" draw:transform="rotate (-1.5707963267949) translate (14.874cm 13.172cm)">
            <draw:text-box>
              <text:p><text:span text:style-name="T8">A6</text:span></text:p>
            </draw:text-box>
          </draw:frame>
          <draw:frame draw:style-name="gr40" draw:text-style-name="P24" draw:layer="composants" svg:width="0.174cm" svg:height="0.158cm" draw:transform="rotate (-1.5707963267949) translate (14.622cm 13.172cm)">
            <draw:text-box>
              <text:p><text:span text:style-name="T8">A5</text:span></text:p>
            </draw:text-box>
          </draw:frame>
          <draw:frame draw:style-name="gr41" draw:text-style-name="P24" draw:layer="composants" svg:width="0.197cm" svg:height="0.158cm" draw:transform="rotate (-1.5707963267949) translate (13.095cm 13.149cm)">
            <draw:text-box>
              <text:p><text:span text:style-name="T8">REF</text:span></text:p>
            </draw:text-box>
          </draw:frame>
          <draw:frame draw:style-name="gr42" draw:text-style-name="P24" draw:layer="composants" svg:width="0.188cm" svg:height="0.158cm" draw:transform="rotate (-1.5707963267949) translate (12.838cm 13.158cm)">
            <draw:text-box>
              <text:p><text:span text:style-name="T8">3V3</text:span></text:p>
            </draw:text-box>
          </draw:frame>
          <draw:frame draw:style-name="gr41" draw:text-style-name="P24" draw:layer="composants" svg:width="0.197cm" svg:height="0.158cm" draw:transform="rotate (-1.5707963267949) translate (12.571cm 13.148cm)">
            <draw:text-box>
              <text:p><text:span text:style-name="T8">D13</text:span></text:p>
            </draw:text-box>
          </draw:frame>
          <draw:custom-shape draw:style-name="gr19" draw:text-style-name="P14" draw:layer="composants" svg:width="0.25cm" svg:height="0.25cm" svg:x="16.175cm" svg:y="12.8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25" draw:layer="composants" svg:width="0.09cm" svg:height="0.09cm" draw:transform="rotate (1.5707963267949) translate (16.255cm 12.97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4" draw:layer="composants" svg:width="0.25cm" svg:height="0.25cm" svg:x="16.175cm" svg:y="12.5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25" draw:layer="composants" svg:width="0.09cm" svg:height="0.09cm" draw:transform="rotate (1.5707963267949) translate (16.255cm 12.7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4" draw:layer="composants" svg:width="0.25cm" svg:height="0.25cm" svg:x="16.175cm" svg:y="12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25" draw:layer="composants" svg:width="0.09cm" svg:height="0.09cm" draw:transform="rotate (1.5707963267949) translate (16.255cm 12.4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4" draw:layer="composants" svg:width="0.25cm" svg:height="0.25cm" svg:x="15.925cm" svg:y="12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25" draw:layer="composants" svg:width="0.09cm" svg:height="0.09cm" draw:transform="rotate (1.5707963267949) translate (16.005cm 12.9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4" draw:layer="composants" svg:width="0.25cm" svg:height="0.25cm" svg:x="15.925cm" svg:y="12.5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25" draw:layer="composants" svg:width="0.09cm" svg:height="0.09cm" draw:transform="rotate (1.5707963267949) translate (16.005cm 12.7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4" draw:layer="composants" svg:width="0.25cm" svg:height="0.25cm" svg:x="15.925cm" svg:y="12.3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25" draw:layer="composants" svg:width="0.09cm" svg:height="0.09cm" draw:transform="rotate (1.5707963267949) translate (16.005cm 12.47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4" draw:text-style-name="P26" draw:layer="composants" svg:width="0.87cm" svg:height="0.179cm" svg:x="13.76cm" svg:y="12.608cm">
            <draw:text-box>
              <text:p text:style-name="P22"><text:span text:style-name="T9">Arduino Nano</text:span></text:p>
            </draw:text-box>
          </draw:frame>
          <draw:frame draw:style-name="gr40" draw:text-style-name="P24" draw:layer="composants" svg:width="0.174cm" svg:height="0.158cm" draw:transform="rotate (-1.5707963267949) translate (14.361cm 13.172cm)">
            <draw:text-box>
              <text:p><text:span text:style-name="T8">A4</text:span></text:p>
            </draw:text-box>
          </draw:frame>
          <draw:frame draw:style-name="gr40" draw:text-style-name="P24" draw:layer="composants" svg:width="0.174cm" svg:height="0.158cm" draw:transform="rotate (-1.5707963267949) translate (14.108cm 13.172cm)">
            <draw:text-box>
              <text:p><text:span text:style-name="T8">A3</text:span></text:p>
            </draw:text-box>
          </draw:frame>
          <draw:frame draw:style-name="gr40" draw:text-style-name="P24" draw:layer="composants" svg:width="0.174cm" svg:height="0.158cm" draw:transform="rotate (-1.5707963267949) translate (13.855cm 13.172cm)">
            <draw:text-box>
              <text:p><text:span text:style-name="T8">A2</text:span></text:p>
            </draw:text-box>
          </draw:frame>
          <draw:frame draw:style-name="gr40" draw:text-style-name="P24" draw:layer="composants" svg:width="0.174cm" svg:height="0.158cm" draw:transform="rotate (-1.5707963267949) translate (13.602cm 13.172cm)">
            <draw:text-box>
              <text:p><text:span text:style-name="T8">A1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protected="true"/>
      <draw:layer draw:name="background"/>
      <draw:layer draw:name="backgroundobjects"/>
      <draw:layer draw:name="controls" draw:display="printer" draw:protected="true"/>
      <draw:layer draw:name="measurelines" draw:display="printer" draw:protected="true"/>
      <draw:layer draw:name="Cartouche" draw:protected="true"/>
      <draw:layer draw:name="composants"/>
      <draw:layer draw:name="coupures" draw:display="printer"/>
      <draw:layer draw:name="straps" draw:display="printer"/>
      <draw:layer draw:name="acastillage" draw:display="printer" draw:protected="true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6.2$Linux_X86_64 LibreOffice_project/20$Build-2</meta:generator>
    <meta:initial-creator>Pierre Wieser</meta:initial-creator>
    <meta:creation-date>2007-11-11T21:53:05</meta:creation-date>
    <dc:date>2019-09-15T04:26:21.701000508</dc:date>
    <meta:editing-cycles>61</meta:editing-cycles>
    <meta:editing-duration>PT23H8M15S</meta:editing-duration>
    <meta:document-statistic meta:object-count="164"/>
    <meta:user-defined meta:name="Info 1"/>
    <meta:user-defined meta:name="Info 2"/>
    <meta:user-defined meta:name="Info 3"/>
    <meta:user-defined meta:name="Info 4"/>
  </office:meta>
</office:document-meta>
</file>